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ce4"/>
    </style:style>
    <style:style style:name="P2" style:family="paragraph" style:parent-style-name="Standard">
      <style:paragraph-properties fo:text-align="start" style:justify-single-word="false"/>
      <style:text-properties officeooo:paragraph-rsid="001cace4"/>
    </style:style>
    <style:style style:name="P3" style:family="paragraph" style:parent-style-name="Standard">
      <style:paragraph-properties fo:text-align="start" style:justify-single-word="false"/>
      <style:text-properties officeooo:paragraph-rsid="001d2cd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2cd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d2cd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T4" style:family="text">
      <style:text-properties officeooo:rsid="001d2cd1"/>
    </style:style>
    <style:style style:name="T5" style:family="text">
      <style:text-properties officeooo:rsid="001e18ee"/>
    </style:style>
    <style:style style:name="T6" style:family="text">
      <style:text-properties officeooo:rsid="001f57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4980086261289538317" text:style-name="L1">
        <text:list-item>
          <text:p text:style-name="P4">George is riding his bicycle to the east at 1<text:span text:style-name="T3">2</text:span> m/s. <text:s/><text:span text:style-name="T5">There is </text:span>a car <text:span text:style-name="T6">in front of him</text:span>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060458783045" text:continue-numbering="true" text:style-name="L1">
        <text:list-item>
          <text:p text:style-name="P4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060017484133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4060020871244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060298939792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061611744786" text:continue-numbering="true" text:style-name="L1">
        <text:list-item>
          <text:list>
            <text:list-item>
              <text:p text:style-name="P4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060810859218" text:continue-numbering="true" text:style-name="L1">
        <text:list-item>
          <text:p text:style-name="P4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059802972218" text:continue-numbering="true" text:style-name="L1">
        <text:list-item>
          <text:p text:style-name="P4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74061162887359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74060920202290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74060576245443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74061101863879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  <text:p text:style-name="P5"/>
        </text:list-item>
      </text:list>
      <text:p text:style-name="P3"/>
      <text:p text:style-name="P3"/>
      <text:list xml:id="list74061111603432" text:continue-numbering="true" text:style-name="L1">
        <text:list-item>
          <text:p text:style-name="P6">Salma is swimming <text:span text:style-name="T4">36</text:span>m west of the shore when she sees a shark <text:span text:style-name="T4">86</text:span>m west of her. <text:s/>She attempts to swim to the shore at a speed of 4 m/s. <text:s/>The shark pursues her at a speed of 1<text:span text:style-name="T4">3</text:span>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74061709059134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09-13T07:40:59.733154624" text:date-adjust="PT24H00M00S">09/14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T25M51S</meta:editing-duration>
    <meta:editing-cycles>7</meta:editing-cycles>
    <meta:generator>LibreOffice/5.2.7.2$Linux_X86_64 LibreOffice_project/20$Build-2</meta:generator>
    <meta:initial-creator>Jonas Williamson</meta:initial-creator>
    <dc:date>2018-09-13T07:40:59.578380939</dc:date>
    <meta:print-date>2018-09-13T07:17:14.925629196</meta:print-date>
    <meta:document-statistic meta:table-count="0" meta:image-count="2" meta:object-count="0" meta:page-count="2" meta:paragraph-count="19" meta:word-count="423" meta:character-count="2107" meta:non-whitespace-character-count="1666"/>
  </office:meta>
</office:document-meta>
</file>